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style:font-face style:name="Times" svg:font-family="Times"/>
    <style:font-face style:name="arial" svg:font-family="arial" style:font-family-generic="swiss"/>
    <style:font-face style:name="DejaVu Sans Mono" svg:font-family="'DejaVu Sans 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paragraph-properties fo:margin-top="0.199cm" fo:margin-bottom="0.199cm" fo:line-height="150%" fo:text-align="end" style:justify-single-word="false"/>
      <style:text-properties style:font-name="arial"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Preformatted_20_Text">
      <style:paragraph-properties fo:margin-top="0.199cm" fo:margin-bottom="0.199cm" fo:line-height="150%"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Preformatted_20_Text">
      <style:paragraph-properties fo:margin-top="0.199cm" fo:margin-bottom="0.199cm" fo:line-height="150%" fo:text-align="justify" style:justify-single-word="false"/>
      <style:text-properties style:font-name="arial" fo:font-size="14pt" style:font-size-asian="14pt" style:font-size-complex="14pt"/>
    </style:style>
    <style:style style:name="T1" style:family="text">
      <style:text-properties style:font-name="arial" fo:font-size="14pt" fo:font-style="normal" style:font-size-asian="14pt" style:font-style-asian="normal" style:font-size-complex="14pt" style:font-style-complex="normal"/>
    </style:style>
    <style:style style:name="T2" style:family="text">
      <style:text-properties fo:font-style="normal" style:font-style-asian="normal" style:font-style-complex="normal"/>
    </style:style>
    <style:style style:name="T3" style:family="text">
      <style:text-properties style:font-name="DejaVu Sans" fo:font-style="normal" style:font-name-asian="DejaVu Sans" style:font-style-asian="normal" style:font-name-complex="DejaVu Sans" style:font-style-complex="normal"/>
    </style:style>
    <style:style style:name="T4" style:family="text">
      <style:text-properties style:font-name="DejaVu Sans" fo:font-size="14pt" fo:font-style="normal" style:font-name-asian="DejaVu Sans" style:font-size-asian="14pt" style:font-style-asian="normal" style:font-name-complex="DejaVu Sans" style:font-size-complex="14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l pelo en el jabón</text:p>
      <text:p text:style-name="P1">por Juan José Conti</text:p>
      <text:p text:style-name="P3">Probablemente <text:span text:style-name="T1">un pelo en el jabón sea </text:span>uno de los objetos más limpios del mundo<text:span text:style-name="T2">. Sin embargo, cuando uno </text:span><text:span text:style-name="T3">—</text:span><text:span text:style-name="T2">con su cuerpo transpirado y los cabellos grasos</text:span><text:span text:style-name="T4">—</text:span><text:span text:style-name="T2"> se dirige a la ducha para descargar ahí toda la mugre del día </text:span><text:span text:style-name="T4">—</text:span><text:span text:style-name="T2">del cuerpo y del alma</text:span><text:span text:style-name="T4">—</text:span><text:span text:style-name="T2"> y se encuentra un pelo en el jabón... ¡Ah! que desazón y que sentimiento de violación a la intimidad de las gotas de agua que caen sobre el propio ser. Es que es tal la relación que uno tiene con el jabón, ese pan blanco protector y confidente, que el solo hecho de encontrar un pelo incrustado, cual fósil en piedra, nos recuerda que el vínculo que nos une a él no es inmaculado: hay más personas que frotan su cuerpo transpirado y sus cabellos grasos en él. Y entonces</text:span><text:span text:style-name="T1">, entre parientes y amigos,</text:span><text:span text:style-name="T2"> empezamos a buscar sospechosos. Lo medimos, estudiamos su color, ¿rubio oscuro o castaño claro? En eso nos asalta otra pregunta y, tal vez, pista para encontrar al culpable. ¿De qué parte del cuerpo de ese vil rufián será el pelo? Demasiado corto para cabellera de mujer, demasiado largo para pelo de pierna de hombre. La cadena de deducciones se congela en el cerebro y el estómago se nos revuelve. Con las uñas y precisión quirúrgica nos animamos, lo sujetamos y lo retiramos de su soporte pastoso. Lo sostenemos ante nuestros ojos para examinarlo mejor. Reflexión. Una nueva inspección ocular. Parece que sí. Falsa alarma. Se trataba de un pedazo de hilo que se escapó del calzoncillo mientras lo lavábamos rasguñando su textil composición con el jabón la noche anterior. Ahora sí, fuera de peligro podemos bañarnos tranquilos. Pero... ¿qué sucede? El agua caliente se termin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style:font-face style:name="Times" svg:font-family="Times"/>
    <style:font-face style:name="arial" svg:font-family="arial" style:font-family-generic="swiss"/>
    <style:font-face style:name="DejaVu Sans Mono" svg:font-family="'DejaVu Sans Mono'" style:font-family-generic="modern" style:font-pitch="fixed"/>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1" style:font-size-asian="14pt" style:font-name-complex="DejaVu Sans1"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Juanjo Conti</meta:initial-creator>
    <meta:creation-date>2008-02-01T13:04:54</meta:creation-date>
    <dc:creator>Melisa </dc:creator>
    <dc:date>2010-11-29T00:43:29.08</dc:date>
    <dc:language>es-AR</dc:language>
    <meta:editing-cycles>11</meta:editing-cycles>
    <meta:editing-duration>PT01H41M23S</meta:editing-duration>
    <meta:document-statistic meta:table-count="0" meta:image-count="0" meta:object-count="0" meta:page-count="1" meta:paragraph-count="3" meta:word-count="295" meta:character-count="1656"/>
    <meta:user-defined meta:name="Info 1"/>
    <meta:user-defined meta:name="Info 2"/>
    <meta:user-defined meta:name="Info 3"/>
    <meta:user-defined meta:name="Info 4"/>
  </office:meta>
</office:document-meta>
</file>